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3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custom-shape svg:x="7.10204in" svg:y="0.4898in" svg:width="5.2449in" svg:height="6.42857in" draw:id="id63" draw:style-name="a383" draw:name="Rechteck 8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2477in" svg:y="2.30275in" svg:width="1.80734in" svg:height="2.33945in" draw:id="id64" draw:style-name="a386" draw:name="Pfeil: nach rechts gekrümmt 3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path-stretchpoint-x="21600" draw:path-stretchpoint-y="21600" draw:type="non-primitive" svg:viewBox="0 0 21600 21600" draw:enhanced-path="S M ?f3 ?f17 A ?f99 ?f100 ?f101 ?f102 ?f3 ?f17 ?f96 ?f98  W ?f103 ?f104 ?f105 ?f106 ?f3 ?f17 ?f96 ?f98 L ?f40 ?f36 ?f4 ?f39 ?f40 ?f37 ?f40 ?f33 A ?f146 ?f147 ?f148 ?f149 ?f40 ?f33 ?f143 ?f145  W ?f150 ?f151 ?f152 ?f153 ?f40 ?f33 ?f143 ?f145 Z N S M ?f4 ?f14 A ?f193 ?f194 ?f195 ?f196 ?f4 ?f14 ?f190 ?f192  W ?f197 ?f198 ?f199 ?f200 ?f4 ?f14 ?f190 ?f192 A ?f240 ?f241 ?f242 ?f243 ?f190 ?f192 ?f237 ?f239  W ?f244 ?f245 ?f246 ?f247 ?f190 ?f192 ?f237 ?f239 Z N F M ?f3 ?f17 A ?f99 ?f100 ?f101 ?f102 ?f3 ?f17 ?f96 ?f98  W ?f103 ?f104 ?f105 ?f106 ?f3 ?f17 ?f96 ?f98 L ?f40 ?f36 ?f4 ?f39 ?f40 ?f37 ?f40 ?f33 A ?f146 ?f147 ?f148 ?f149 ?f40 ?f33 ?f143 ?f145  W ?f150 ?f151 ?f152 ?f153 ?f40 ?f33 ?f143 ?f145 L ?f3 ?f17 A ?f268 ?f269 ?f270 ?f271 ?f3 ?f17 ?f265 ?f267  W ?f272 ?f273 ?f274 ?f275 ?f3 ?f17 ?f265 ?f267 L ?f4 ?f14 A ?f193 ?f194 ?f195 ?f196 ?f4 ?f14 ?f190 ?f192  W ?f197 ?f198 ?f199 ?f200 ?f4 ?f14 ?f190 ?f192 N" draw:text-areas="?f3 ?f5 ?f4 ?f6" draw:glue-points="?f3 ?f49 ?f40 ?f37 ?f4 ?f39 ?f40 ?f36 ?f4 ?f50" draw:glue-point-leaving-directions="-270, -180, -90, -90, -90" draw:modifiers="25000 50000 25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4 - ?f3"/>
            <draw:equation draw:name="f10" draw:formula="min(?f9, ?f7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10 * ?f12 / 100000"/>
            <draw:equation draw:name="f16" draw:formula="(?f14 + ?f15) / 4"/>
            <draw:equation draw:name="f17" draw:formula="?f8 - ?f16"/>
            <draw:equation draw:name="f18" draw:formula="?f17 * 2"/>
            <draw:equation draw:name="f19" draw:formula="?f18 * ?f18"/>
            <draw:equation draw:name="f20" draw:formula="?f14 * ?f14"/>
            <draw:equation draw:name="f21" draw:formula="?f19 - ?f20"/>
            <draw:equation draw:name="f22" draw:formula="sqrt(?f21)"/>
            <draw:equation draw:name="f23" draw:formula="?f22 * ?f9 / ?f18"/>
            <draw:equation draw:name="f24" draw:formula="$2"/>
            <draw:equation draw:name="f25" draw:formula="?f10 * ?f24 / 100000"/>
            <draw:equation draw:name="f26" draw:formula="?f17 + ?f14"/>
            <draw:equation draw:name="f27" draw:formula="?f9 * ?f9"/>
            <draw:equation draw:name="f28" draw:formula="?f25 * ?f25"/>
            <draw:equation draw:name="f29" draw:formula="?f27 - ?f28"/>
            <draw:equation draw:name="f30" draw:formula="sqrt(?f29)"/>
            <draw:equation draw:name="f31" draw:formula="?f30 * ?f17 / ?f9"/>
            <draw:equation draw:name="f32" draw:formula="?f17 + ?f31"/>
            <draw:equation draw:name="f33" draw:formula="?f26 + ?f31"/>
            <draw:equation draw:name="f34" draw:formula="?f15 - ?f14"/>
            <draw:equation draw:name="f35" draw:formula="?f34 / 2"/>
            <draw:equation draw:name="f36" draw:formula="?f32 - ?f35"/>
            <draw:equation draw:name="f37" draw:formula="?f33 + ?f35"/>
            <draw:equation draw:name="f38" draw:formula="?f15 / 2"/>
            <draw:equation draw:name="f39" draw:formula="?f6 - ?f38"/>
            <draw:equation draw:name="f40" draw:formula="?f4 - ?f25"/>
            <draw:equation draw:name="f41" draw:formula="0 - ?f25"/>
            <draw:equation draw:name="f42" draw:formula="0 - ?f31"/>
            <draw:equation draw:name="f43" draw:formula="atan2(?f41, ?f42)"/>
            <draw:equation draw:name="f44" draw:formula="0 - ?f43"/>
            <draw:equation draw:name="f45" draw:formula="?f44 * ?f1 / ?f11"/>
            <draw:equation draw:name="f46" draw:formula="?f45 - ?f2"/>
            <draw:equation draw:name="f47" draw:formula="?f1 - ?f46"/>
            <draw:equation draw:name="f48" draw:formula="0 - ?f46"/>
            <draw:equation draw:name="f49" draw:formula="(?f17 + ?f26) / 2"/>
            <draw:equation draw:name="f50" draw:formula="?f14 / 2"/>
            <draw:equation draw:name="f51" draw:formula="0 - ?f23"/>
            <draw:equation draw:name="f52" draw:formula="0 - ?f50"/>
            <draw:equation draw:name="f53" draw:formula="atan2(?f51, ?f52)"/>
            <draw:equation draw:name="f54" draw:formula="0 - ?f53"/>
            <draw:equation draw:name="f55" draw:formula="?f54 * ?f1 / ?f11"/>
            <draw:equation draw:name="f56" draw:formula="?f55 - ?f2"/>
            <draw:equation draw:name="f57" draw:formula="?f56 - ?f2"/>
            <draw:equation draw:name="f58" draw:formula="?f2 + ?f56"/>
            <draw:equation draw:name="f59" draw:formula="?f1 - ?f56"/>
            <draw:equation draw:name="f60" draw:formula="21550000 - ?f48"/>
            <draw:equation draw:name="f61" draw:formula="if(?f60, ?f48, 21550000)"/>
            <draw:equation draw:name="f62" draw:formula="-21550000 - ?f61"/>
            <draw:equation draw:name="f63" draw:formula="if(?f62, -21550000, ?f61)"/>
            <draw:equation draw:name="f64" draw:formula="?f1 + ?f63"/>
            <draw:equation draw:name="f65" draw:formula="?f1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9"/>
            <draw:equation draw:name="f71" draw:formula="sin(?f67)"/>
            <draw:equation draw:name="f72" draw:formula="0 - ?f71"/>
            <draw:equation draw:name="f73" draw:formula="?f72 * ?f17"/>
            <draw:equation draw:name="f74" draw:formula="sqrt(?f70 * ?f70 + ?f73 * ?f73 + 0 * 0)"/>
            <draw:equation draw:name="f75" draw:formula="?f9 * ?f17 / ?f74"/>
            <draw:equation draw:name="f76" draw:formula="?f72 * ?f75"/>
            <draw:equation draw:name="f77" draw:formula="?f3 - ?f76"/>
            <draw:equation draw:name="f78" draw:formula="?f69 * ?f75"/>
            <draw:equation draw:name="f79" draw:formula="?f17 - ?f78"/>
            <draw:equation draw:name="f80" draw:formula="?f77 - ?f9"/>
            <draw:equation draw:name="f81" draw:formula="?f79 - ?f17"/>
            <draw:equation draw:name="f82" draw:formula="?f77 + ?f9"/>
            <draw:equation draw:name="f83" draw:formula="?f79 + ?f17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9"/>
            <draw:equation draw:name="f90" draw:formula="sin(?f86)"/>
            <draw:equation draw:name="f91" draw:formula="0 - ?f90"/>
            <draw:equation draw:name="f92" draw:formula="?f91 * ?f17"/>
            <draw:equation draw:name="f93" draw:formula="sqrt(?f89 * ?f89 + ?f92 * ?f92 + 0 * 0)"/>
            <draw:equation draw:name="f94" draw:formula="?f9 * ?f17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63, ?f3, ?f80)"/>
            <draw:equation draw:name="f100" draw:formula="if(?f63, ?f17, ?f81)"/>
            <draw:equation draw:name="f101" draw:formula="if(?f63, ?f3, ?f82)"/>
            <draw:equation draw:name="f102" draw:formula="if(?f63, ?f17, ?f83)"/>
            <draw:equation draw:name="f103" draw:formula="if(?f63, ?f80, ?f96)"/>
            <draw:equation draw:name="f104" draw:formula="if(?f63, ?f81, ?f98)"/>
            <draw:equation draw:name="f105" draw:formula="if(?f63, ?f82, ?f96)"/>
            <draw:equation draw:name="f106" draw:formula="if(?f63, ?f83, ?f98)"/>
            <draw:equation draw:name="f107" draw:formula="21550000 - ?f46"/>
            <draw:equation draw:name="f108" draw:formula="if(?f107, ?f46, 21550000)"/>
            <draw:equation draw:name="f109" draw:formula="-21550000 - ?f108"/>
            <draw:equation draw:name="f110" draw:formula="if(?f109, -21550000, ?f108)"/>
            <draw:equation draw:name="f111" draw:formula="?f47 + ?f110"/>
            <draw:equation draw:name="f112" draw:formula="?f47 + ?f2"/>
            <draw:equation draw:name="f113" draw:formula="?f112 * ?f11 / ?f1"/>
            <draw:equation draw:name="f114" draw:formula="0 - ?f113"/>
            <draw:equation draw:name="f115" draw:formula="cos(?f114)"/>
            <draw:equation draw:name="f116" draw:formula="0 - ?f115"/>
            <draw:equation draw:name="f117" draw:formula="?f116 * ?f9"/>
            <draw:equation draw:name="f118" draw:formula="sin(?f114)"/>
            <draw:equation draw:name="f119" draw:formula="0 - ?f118"/>
            <draw:equation draw:name="f120" draw:formula="?f119 * ?f17"/>
            <draw:equation draw:name="f121" draw:formula="sqrt(?f117 * ?f117 + ?f120 * ?f120 + 0 * 0)"/>
            <draw:equation draw:name="f122" draw:formula="?f9 * ?f17 / ?f121"/>
            <draw:equation draw:name="f123" draw:formula="?f119 * ?f122"/>
            <draw:equation draw:name="f124" draw:formula="?f40 - ?f123"/>
            <draw:equation draw:name="f125" draw:formula="?f116 * ?f122"/>
            <draw:equation draw:name="f126" draw:formula="?f33 - ?f125"/>
            <draw:equation draw:name="f127" draw:formula="?f124 - ?f9"/>
            <draw:equation draw:name="f128" draw:formula="?f126 - ?f17"/>
            <draw:equation draw:name="f129" draw:formula="?f124 + ?f9"/>
            <draw:equation draw:name="f130" draw:formula="?f126 + ?f17"/>
            <draw:equation draw:name="f131" draw:formula="?f111 + ?f2"/>
            <draw:equation draw:name="f132" draw:formula="?f131 * ?f11 / ?f1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9"/>
            <draw:equation draw:name="f137" draw:formula="sin(?f133)"/>
            <draw:equation draw:name="f138" draw:formula="0 - ?f137"/>
            <draw:equation draw:name="f139" draw:formula="?f138 * ?f17"/>
            <draw:equation draw:name="f140" draw:formula="sqrt(?f136 * ?f136 + ?f139 * ?f139 + 0 * 0)"/>
            <draw:equation draw:name="f141" draw:formula="?f9 * ?f17 / ?f140"/>
            <draw:equation draw:name="f142" draw:formula="?f138 * ?f141"/>
            <draw:equation draw:name="f143" draw:formula="?f124 + ?f142"/>
            <draw:equation draw:name="f144" draw:formula="?f135 * ?f141"/>
            <draw:equation draw:name="f145" draw:formula="?f126 + ?f144"/>
            <draw:equation draw:name="f146" draw:formula="if(?f110, ?f40, ?f127)"/>
            <draw:equation draw:name="f147" draw:formula="if(?f110, ?f33, ?f128)"/>
            <draw:equation draw:name="f148" draw:formula="if(?f110, ?f40, ?f129)"/>
            <draw:equation draw:name="f149" draw:formula="if(?f110, ?f33, ?f130)"/>
            <draw:equation draw:name="f150" draw:formula="if(?f110, ?f127, ?f143)"/>
            <draw:equation draw:name="f151" draw:formula="if(?f110, ?f128, ?f145)"/>
            <draw:equation draw:name="f152" draw:formula="if(?f110, ?f129, ?f143)"/>
            <draw:equation draw:name="f153" draw:formula="if(?f110, ?f130, ?f145)"/>
            <draw:equation draw:name="f154" draw:formula="21550000 - ?f57"/>
            <draw:equation draw:name="f155" draw:formula="if(?f154, ?f57, 21550000)"/>
            <draw:equation draw:name="f156" draw:formula="-21550000 - ?f155"/>
            <draw:equation draw:name="f157" draw:formula="if(?f156, -21550000, ?f155)"/>
            <draw:equation draw:name="f158" draw:formula="?f0 + ?f157"/>
            <draw:equation draw:name="f159" draw:formula="?f0 + ?f2"/>
            <draw:equation draw:name="f160" draw:formula="?f159 * ?f11 / ?f1"/>
            <draw:equation draw:name="f161" draw:formula="0 - ?f160"/>
            <draw:equation draw:name="f162" draw:formula="cos(?f161)"/>
            <draw:equation draw:name="f163" draw:formula="0 - ?f162"/>
            <draw:equation draw:name="f164" draw:formula="?f163 * ?f9"/>
            <draw:equation draw:name="f165" draw:formula="sin(?f161)"/>
            <draw:equation draw:name="f166" draw:formula="0 - ?f165"/>
            <draw:equation draw:name="f167" draw:formula="?f166 * ?f17"/>
            <draw:equation draw:name="f168" draw:formula="sqrt(?f164 * ?f164 + ?f167 * ?f167 + 0 * 0)"/>
            <draw:equation draw:name="f169" draw:formula="?f9 * ?f17 / ?f168"/>
            <draw:equation draw:name="f170" draw:formula="?f166 * ?f169"/>
            <draw:equation draw:name="f171" draw:formula="?f4 - ?f170"/>
            <draw:equation draw:name="f172" draw:formula="?f163 * ?f169"/>
            <draw:equation draw:name="f173" draw:formula="?f14 - ?f172"/>
            <draw:equation draw:name="f174" draw:formula="?f171 - ?f9"/>
            <draw:equation draw:name="f175" draw:formula="?f173 - ?f17"/>
            <draw:equation draw:name="f176" draw:formula="?f171 + ?f9"/>
            <draw:equation draw:name="f177" draw:formula="?f173 + ?f17"/>
            <draw:equation draw:name="f178" draw:formula="?f158 + ?f2"/>
            <draw:equation draw:name="f179" draw:formula="?f178 * ?f11 / ?f1"/>
            <draw:equation draw:name="f180" draw:formula="0 - ?f179"/>
            <draw:equation draw:name="f181" draw:formula="cos(?f180)"/>
            <draw:equation draw:name="f182" draw:formula="0 - ?f181"/>
            <draw:equation draw:name="f183" draw:formula="?f182 * ?f9"/>
            <draw:equation draw:name="f184" draw:formula="sin(?f180)"/>
            <draw:equation draw:name="f185" draw:formula="0 - ?f184"/>
            <draw:equation draw:name="f186" draw:formula="?f185 * ?f17"/>
            <draw:equation draw:name="f187" draw:formula="sqrt(?f183 * ?f183 + ?f186 * ?f186 + 0 * 0)"/>
            <draw:equation draw:name="f188" draw:formula="?f9 * ?f17 / ?f187"/>
            <draw:equation draw:name="f189" draw:formula="?f185 * ?f188"/>
            <draw:equation draw:name="f190" draw:formula="?f171 + ?f189"/>
            <draw:equation draw:name="f191" draw:formula="?f182 * ?f188"/>
            <draw:equation draw:name="f192" draw:formula="?f173 + ?f191"/>
            <draw:equation draw:name="f193" draw:formula="if(?f157, ?f4, ?f174)"/>
            <draw:equation draw:name="f194" draw:formula="if(?f157, ?f14, ?f175)"/>
            <draw:equation draw:name="f195" draw:formula="if(?f157, ?f4, ?f176)"/>
            <draw:equation draw:name="f196" draw:formula="if(?f157, ?f14, ?f177)"/>
            <draw:equation draw:name="f197" draw:formula="if(?f157, ?f174, ?f190)"/>
            <draw:equation draw:name="f198" draw:formula="if(?f157, ?f175, ?f192)"/>
            <draw:equation draw:name="f199" draw:formula="if(?f157, ?f176, ?f190)"/>
            <draw:equation draw:name="f200" draw:formula="if(?f157, ?f177, ?f192)"/>
            <draw:equation draw:name="f201" draw:formula="21550000 - ?f58"/>
            <draw:equation draw:name="f202" draw:formula="if(?f201, ?f58, 21550000)"/>
            <draw:equation draw:name="f203" draw:formula="-21550000 - ?f202"/>
            <draw:equation draw:name="f204" draw:formula="if(?f203, -21550000, ?f202)"/>
            <draw:equation draw:name="f205" draw:formula="?f59 + ?f204"/>
            <draw:equation draw:name="f206" draw:formula="?f59 + ?f2"/>
            <draw:equation draw:name="f207" draw:formula="?f206 * ?f11 / ?f1"/>
            <draw:equation draw:name="f208" draw:formula="0 - ?f207"/>
            <draw:equation draw:name="f209" draw:formula="cos(?f208)"/>
            <draw:equation draw:name="f210" draw:formula="0 - ?f209"/>
            <draw:equation draw:name="f211" draw:formula="?f210 * ?f9"/>
            <draw:equation draw:name="f212" draw:formula="sin(?f208)"/>
            <draw:equation draw:name="f213" draw:formula="0 - ?f212"/>
            <draw:equation draw:name="f214" draw:formula="?f213 * ?f17"/>
            <draw:equation draw:name="f215" draw:formula="sqrt(?f211 * ?f211 + ?f214 * ?f214 + 0 * 0)"/>
            <draw:equation draw:name="f216" draw:formula="?f9 * ?f17 / ?f215"/>
            <draw:equation draw:name="f217" draw:formula="?f213 * ?f216"/>
            <draw:equation draw:name="f218" draw:formula="?f190 - ?f217"/>
            <draw:equation draw:name="f219" draw:formula="?f210 * ?f216"/>
            <draw:equation draw:name="f220" draw:formula="?f192 - ?f219"/>
            <draw:equation draw:name="f221" draw:formula="?f218 - ?f9"/>
            <draw:equation draw:name="f222" draw:formula="?f220 - ?f17"/>
            <draw:equation draw:name="f223" draw:formula="?f218 + ?f9"/>
            <draw:equation draw:name="f224" draw:formula="?f220 + ?f17"/>
            <draw:equation draw:name="f225" draw:formula="?f205 + ?f2"/>
            <draw:equation draw:name="f226" draw:formula="?f225 * ?f11 / ?f1"/>
            <draw:equation draw:name="f227" draw:formula="0 - ?f226"/>
            <draw:equation draw:name="f228" draw:formula="cos(?f227)"/>
            <draw:equation draw:name="f229" draw:formula="0 - ?f228"/>
            <draw:equation draw:name="f230" draw:formula="?f229 * ?f9"/>
            <draw:equation draw:name="f231" draw:formula="sin(?f227)"/>
            <draw:equation draw:name="f232" draw:formula="0 - ?f231"/>
            <draw:equation draw:name="f233" draw:formula="?f232 * ?f17"/>
            <draw:equation draw:name="f234" draw:formula="sqrt(?f230 * ?f230 + ?f233 * ?f233 + 0 * 0)"/>
            <draw:equation draw:name="f235" draw:formula="?f9 * ?f17 / ?f234"/>
            <draw:equation draw:name="f236" draw:formula="?f232 * ?f235"/>
            <draw:equation draw:name="f237" draw:formula="?f218 + ?f236"/>
            <draw:equation draw:name="f238" draw:formula="?f229 * ?f235"/>
            <draw:equation draw:name="f239" draw:formula="?f220 + ?f238"/>
            <draw:equation draw:name="f240" draw:formula="if(?f204, ?f190, ?f221)"/>
            <draw:equation draw:name="f241" draw:formula="if(?f204, ?f192, ?f222)"/>
            <draw:equation draw:name="f242" draw:formula="if(?f204, ?f190, ?f223)"/>
            <draw:equation draw:name="f243" draw:formula="if(?f204, ?f192, ?f224)"/>
            <draw:equation draw:name="f244" draw:formula="if(?f204, ?f221, ?f237)"/>
            <draw:equation draw:name="f245" draw:formula="if(?f204, ?f222, ?f239)"/>
            <draw:equation draw:name="f246" draw:formula="if(?f204, ?f223, ?f237)"/>
            <draw:equation draw:name="f247" draw:formula="if(?f204, ?f224, ?f239)"/>
            <draw:equation draw:name="f248" draw:formula="21550000 - ?f2"/>
            <draw:equation draw:name="f249" draw:formula="if(?f248, ?f2, 21550000)"/>
            <draw:equation draw:name="f250" draw:formula="-21550000 - ?f249"/>
            <draw:equation draw:name="f251" draw:formula="if(?f250, -21550000, ?f249)"/>
            <draw:equation draw:name="f252" draw:formula="?f1 + ?f251"/>
            <draw:equation draw:name="f253" draw:formula="?f252 + ?f2"/>
            <draw:equation draw:name="f254" draw:formula="?f253 * ?f11 / ?f1"/>
            <draw:equation draw:name="f255" draw:formula="0 - ?f254"/>
            <draw:equation draw:name="f256" draw:formula="cos(?f255)"/>
            <draw:equation draw:name="f257" draw:formula="0 - ?f256"/>
            <draw:equation draw:name="f258" draw:formula="?f257 * ?f9"/>
            <draw:equation draw:name="f259" draw:formula="sin(?f255)"/>
            <draw:equation draw:name="f260" draw:formula="0 - ?f259"/>
            <draw:equation draw:name="f261" draw:formula="?f260 * ?f17"/>
            <draw:equation draw:name="f262" draw:formula="sqrt(?f258 * ?f258 + ?f261 * ?f261 + 0 * 0)"/>
            <draw:equation draw:name="f263" draw:formula="?f9 * ?f17 / ?f262"/>
            <draw:equation draw:name="f264" draw:formula="?f260 * ?f263"/>
            <draw:equation draw:name="f265" draw:formula="?f77 + ?f264"/>
            <draw:equation draw:name="f266" draw:formula="?f257 * ?f263"/>
            <draw:equation draw:name="f267" draw:formula="?f79 + ?f266"/>
            <draw:equation draw:name="f268" draw:formula="if(?f251, ?f3, ?f80)"/>
            <draw:equation draw:name="f269" draw:formula="if(?f251, ?f17, ?f81)"/>
            <draw:equation draw:name="f270" draw:formula="if(?f251, ?f3, ?f82)"/>
            <draw:equation draw:name="f271" draw:formula="if(?f251, ?f17, ?f83)"/>
            <draw:equation draw:name="f272" draw:formula="if(?f251, ?f80, ?f265)"/>
            <draw:equation draw:name="f273" draw:formula="if(?f251, ?f81, ?f267)"/>
            <draw:equation draw:name="f274" draw:formula="if(?f251, ?f82, ?f265)"/>
            <draw:equation draw:name="f275" draw:formula="if(?f251, ?f83, ?f267)"/>
          </draw:enhanced-geometry>
        </draw:custom-shape>
        <draw:custom-shape svg:width="2.40826in" svg:height="1.99541in" draw:id="id65" draw:style-name="a389" draw:transform="translate(-1.20413in -0.99771in) rotate(-4.71239) translate(7.30046in 3.31881in)" draw:name="Pfeil: nach oben gekrümmt 4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S M ?f37 ?f4 L ?f35 ?f38 ?f31 ?f38 A ?f97 ?f98 ?f99 ?f100 ?f31 ?f38 ?f94 ?f96  W ?f101 ?f102 ?f103 ?f104 ?f31 ?f38 ?f94 ?f96 A ?f144 ?f145 ?f146 ?f147 ?f94 ?f96 ?f141 ?f143  W ?f148 ?f149 ?f150 ?f151 ?f94 ?f96 ?f141 ?f143 L ?f34 ?f38 Z N S M ?f16 ?f5 A ?f191 ?f192 ?f193 ?f194 ?f16 ?f5 ?f188 ?f190  W ?f195 ?f196 ?f197 ?f198 ?f16 ?f5 ?f188 ?f190 L ?f13 ?f4 A ?f238 ?f239 ?f240 ?f241 ?f13 ?f4 ?f235 ?f237  W ?f242 ?f243 ?f244 ?f245 ?f13 ?f4 ?f235 ?f237 Z N F M ?f46 ?f45 A ?f254 ?f255 ?f256 ?f257 ?f46 ?f45 ?f252 ?f253  W ?f258 ?f259 ?f260 ?f261 ?f46 ?f45 ?f252 ?f253 L ?f34 ?f38 ?f37 ?f4 ?f35 ?f38 ?f31 ?f38 A ?f282 ?f283 ?f284 ?f285 ?f31 ?f38 ?f279 ?f281  W ?f286 ?f287 ?f288 ?f289 ?f31 ?f38 ?f279 ?f281 L ?f16 ?f5 A ?f191 ?f192 ?f193 ?f194 ?f16 ?f5 ?f188 ?f190  W ?f195 ?f196 ?f197 ?f198 ?f16 ?f5 ?f188 ?f190 L ?f13 ?f4 A ?f238 ?f239 ?f240 ?f241 ?f13 ?f4 ?f235 ?f237  W ?f242 ?f243 ?f244 ?f245 ?f13 ?f4 ?f235 ?f237 N" draw:text-areas="?f2 ?f4 ?f3 ?f5" draw:glue-points="?f37 ?f4 ?f34 ?f38 ?f47 ?f4 ?f46 ?f5 ?f35 ?f38" draw:glue-point-leaving-directions="-360, -360, -360, -180, -90" draw:modifiers="25000 50000 25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min(?f7, ?f6)"/>
            <draw:equation draw:name="f10" draw:formula="5419351 / 1725033"/>
            <draw:equation draw:name="f11" draw:formula="$1"/>
            <draw:equation draw:name="f12" draw:formula="$0"/>
            <draw:equation draw:name="f13" draw:formula="?f9 * ?f12 / 100000"/>
            <draw:equation draw:name="f14" draw:formula="?f9 * ?f11 / 100000"/>
            <draw:equation draw:name="f15" draw:formula="(?f13 + ?f14) / 4"/>
            <draw:equation draw:name="f16" draw:formula="?f8 - ?f15"/>
            <draw:equation draw:name="f17" draw:formula="?f16 * 2"/>
            <draw:equation draw:name="f18" draw:formula="?f17 * ?f17"/>
            <draw:equation draw:name="f19" draw:formula="?f13 * ?f13"/>
            <draw:equation draw:name="f20" draw:formula="?f18 - ?f19"/>
            <draw:equation draw:name="f21" draw:formula="sqrt(?f20)"/>
            <draw:equation draw:name="f22" draw:formula="?f21 * ?f6 / ?f17"/>
            <draw:equation draw:name="f23" draw:formula="?f9 * $2 / 100000"/>
            <draw:equation draw:name="f24" draw:formula="?f16 + ?f13"/>
            <draw:equation draw:name="f25" draw:formula="?f6 * ?f6"/>
            <draw:equation draw:name="f26" draw:formula="?f23 * ?f23"/>
            <draw:equation draw:name="f27" draw:formula="?f25 - ?f26"/>
            <draw:equation draw:name="f28" draw:formula="sqrt(?f27)"/>
            <draw:equation draw:name="f29" draw:formula="?f28 * ?f16 / ?f6"/>
            <draw:equation draw:name="f30" draw:formula="?f16 + ?f29"/>
            <draw:equation draw:name="f31" draw:formula="?f24 + ?f29"/>
            <draw:equation draw:name="f32" draw:formula="?f14 - ?f13"/>
            <draw:equation draw:name="f33" draw:formula="?f32 / 2"/>
            <draw:equation draw:name="f34" draw:formula="?f30 - ?f33"/>
            <draw:equation draw:name="f35" draw:formula="?f31 + ?f33"/>
            <draw:equation draw:name="f36" draw:formula="?f14 / 2"/>
            <draw:equation draw:name="f37" draw:formula="?f3 - ?f36"/>
            <draw:equation draw:name="f38" draw:formula="?f4 + ?f23"/>
            <draw:equation draw:name="f39" draw:formula="0 - ?f23"/>
            <draw:equation draw:name="f40" draw:formula="0 - ?f29"/>
            <draw:equation draw:name="f41" draw:formula="atan2(?f39, ?f40)"/>
            <draw:equation draw:name="f42" draw:formula="0 - ?f41"/>
            <draw:equation draw:name="f43" draw:formula="?f42 * ?f0 / ?f10"/>
            <draw:equation draw:name="f44" draw:formula="?f43 - ?f1"/>
            <draw:equation draw:name="f45" draw:formula="?f4 + ?f22"/>
            <draw:equation draw:name="f46" draw:formula="(?f16 + ?f24) / 2"/>
            <draw:equation draw:name="f47" draw:formula="?f13 / 2"/>
            <draw:equation draw:name="f48" draw:formula="0 - ?f22"/>
            <draw:equation draw:name="f49" draw:formula="0 - ?f47"/>
            <draw:equation draw:name="f50" draw:formula="atan2(?f48, ?f49)"/>
            <draw:equation draw:name="f51" draw:formula="0 - ?f50"/>
            <draw:equation draw:name="f52" draw:formula="?f51 * ?f0 / ?f10"/>
            <draw:equation draw:name="f53" draw:formula="?f52 - ?f1"/>
            <draw:equation draw:name="f54" draw:formula="?f53 - ?f44"/>
            <draw:equation draw:name="f55" draw:formula="?f1 - ?f44"/>
            <draw:equation draw:name="f56" draw:formula="?f44 + ?f53"/>
            <draw:equation draw:name="f57" draw:formula="?f1 - ?f53"/>
            <draw:equation draw:name="f58" draw:formula="21550000 - ?f56"/>
            <draw:equation draw:name="f59" draw:formula="if(?f58, ?f56, 21550000)"/>
            <draw:equation draw:name="f60" draw:formula="-21550000 - ?f59"/>
            <draw:equation draw:name="f61" draw:formula="if(?f60, -21550000, ?f59)"/>
            <draw:equation draw:name="f62" draw:formula="?f55 + ?f61"/>
            <draw:equation draw:name="f63" draw:formula="?f55 + ?f1"/>
            <draw:equation draw:name="f64" draw:formula="?f63 * ?f10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16"/>
            <draw:equation draw:name="f69" draw:formula="sin(?f65)"/>
            <draw:equation draw:name="f70" draw:formula="0 - ?f69"/>
            <draw:equation draw:name="f71" draw:formula="?f70 * ?f6"/>
            <draw:equation draw:name="f72" draw:formula="sqrt(?f68 * ?f68 + ?f71 * ?f71 + 0 * 0)"/>
            <draw:equation draw:name="f73" draw:formula="?f16 * ?f6 / ?f72"/>
            <draw:equation draw:name="f74" draw:formula="?f70 * ?f73"/>
            <draw:equation draw:name="f75" draw:formula="?f31 - ?f74"/>
            <draw:equation draw:name="f76" draw:formula="?f67 * ?f73"/>
            <draw:equation draw:name="f77" draw:formula="?f38 - ?f76"/>
            <draw:equation draw:name="f78" draw:formula="?f75 - ?f16"/>
            <draw:equation draw:name="f79" draw:formula="?f77 - ?f6"/>
            <draw:equation draw:name="f80" draw:formula="?f75 + ?f16"/>
            <draw:equation draw:name="f81" draw:formula="?f77 + ?f6"/>
            <draw:equation draw:name="f82" draw:formula="?f62 + ?f1"/>
            <draw:equation draw:name="f83" draw:formula="?f82 * ?f10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16"/>
            <draw:equation draw:name="f88" draw:formula="sin(?f84)"/>
            <draw:equation draw:name="f89" draw:formula="0 - ?f88"/>
            <draw:equation draw:name="f90" draw:formula="?f89 * ?f6"/>
            <draw:equation draw:name="f91" draw:formula="sqrt(?f87 * ?f87 + ?f90 * ?f90 + 0 * 0)"/>
            <draw:equation draw:name="f92" draw:formula="?f16 * ?f6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31, ?f78)"/>
            <draw:equation draw:name="f98" draw:formula="if(?f61, ?f38, ?f79)"/>
            <draw:equation draw:name="f99" draw:formula="if(?f61, ?f31, ?f80)"/>
            <draw:equation draw:name="f100" draw:formula="if(?f61, ?f3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4"/>
            <draw:equation draw:name="f106" draw:formula="if(?f105, ?f54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1"/>
            <draw:equation draw:name="f111" draw:formula="?f110 * ?f10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6"/>
            <draw:equation draw:name="f116" draw:formula="sin(?f112)"/>
            <draw:equation draw:name="f117" draw:formula="0 - ?f116"/>
            <draw:equation draw:name="f118" draw:formula="?f117 * ?f6"/>
            <draw:equation draw:name="f119" draw:formula="sqrt(?f115 * ?f115 + ?f118 * ?f118 + 0 * 0)"/>
            <draw:equation draw:name="f120" draw:formula="?f16 * ?f6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16"/>
            <draw:equation draw:name="f126" draw:formula="?f124 - ?f6"/>
            <draw:equation draw:name="f127" draw:formula="?f122 + ?f16"/>
            <draw:equation draw:name="f128" draw:formula="?f124 + ?f6"/>
            <draw:equation draw:name="f129" draw:formula="?f109 + ?f1"/>
            <draw:equation draw:name="f130" draw:formula="?f129 * ?f10 / ?f0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16"/>
            <draw:equation draw:name="f135" draw:formula="sin(?f131)"/>
            <draw:equation draw:name="f136" draw:formula="0 - ?f135"/>
            <draw:equation draw:name="f137" draw:formula="?f136 * ?f6"/>
            <draw:equation draw:name="f138" draw:formula="sqrt(?f134 * ?f134 + ?f137 * ?f137 + 0 * 0)"/>
            <draw:equation draw:name="f139" draw:formula="?f16 * ?f6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?f1"/>
            <draw:equation draw:name="f153" draw:formula="if(?f152, ?f1, 21550000)"/>
            <draw:equation draw:name="f154" draw:formula="-21550000 - ?f153"/>
            <draw:equation draw:name="f155" draw:formula="if(?f154, -21550000, ?f153)"/>
            <draw:equation draw:name="f156" draw:formula="?f1 + ?f155"/>
            <draw:equation draw:name="f157" draw:formula="?f1 + ?f1"/>
            <draw:equation draw:name="f158" draw:formula="?f157 * ?f10 / ?f0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6"/>
            <draw:equation draw:name="f163" draw:formula="sin(?f159)"/>
            <draw:equation draw:name="f164" draw:formula="0 - ?f163"/>
            <draw:equation draw:name="f165" draw:formula="?f164 * ?f6"/>
            <draw:equation draw:name="f166" draw:formula="sqrt(?f162 * ?f162 + ?f165 * ?f165 + 0 * 0)"/>
            <draw:equation draw:name="f167" draw:formula="?f16 * ?f6 / ?f166"/>
            <draw:equation draw:name="f168" draw:formula="?f164 * ?f167"/>
            <draw:equation draw:name="f169" draw:formula="?f16 - ?f168"/>
            <draw:equation draw:name="f170" draw:formula="?f161 * ?f167"/>
            <draw:equation draw:name="f171" draw:formula="?f5 - ?f170"/>
            <draw:equation draw:name="f172" draw:formula="?f169 - ?f16"/>
            <draw:equation draw:name="f173" draw:formula="?f171 - ?f6"/>
            <draw:equation draw:name="f174" draw:formula="?f169 + ?f16"/>
            <draw:equation draw:name="f175" draw:formula="?f171 + ?f6"/>
            <draw:equation draw:name="f176" draw:formula="?f156 + ?f1"/>
            <draw:equation draw:name="f177" draw:formula="?f176 * ?f10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6"/>
            <draw:equation draw:name="f182" draw:formula="sin(?f178)"/>
            <draw:equation draw:name="f183" draw:formula="0 - ?f182"/>
            <draw:equation draw:name="f184" draw:formula="?f183 * ?f6"/>
            <draw:equation draw:name="f185" draw:formula="sqrt(?f181 * ?f181 + ?f184 * ?f184 + 0 * 0)"/>
            <draw:equation draw:name="f186" draw:formula="?f16 * ?f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16, ?f172)"/>
            <draw:equation draw:name="f192" draw:formula="if(?f155, ?f5, ?f173)"/>
            <draw:equation draw:name="f193" draw:formula="if(?f155, ?f16, ?f174)"/>
            <draw:equation draw:name="f194" draw:formula="if(?f155, ?f5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-5400000"/>
            <draw:equation draw:name="f200" draw:formula="if(?f199, -5400000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1"/>
            <draw:equation draw:name="f205" draw:formula="?f204 * ?f10 / ?f0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16"/>
            <draw:equation draw:name="f210" draw:formula="sin(?f206)"/>
            <draw:equation draw:name="f211" draw:formula="0 - ?f210"/>
            <draw:equation draw:name="f212" draw:formula="?f211 * ?f6"/>
            <draw:equation draw:name="f213" draw:formula="sqrt(?f209 * ?f209 + ?f212 * ?f212 + 0 * 0)"/>
            <draw:equation draw:name="f214" draw:formula="?f16 * ?f6 / ?f213"/>
            <draw:equation draw:name="f215" draw:formula="?f211 * ?f214"/>
            <draw:equation draw:name="f216" draw:formula="?f13 - ?f215"/>
            <draw:equation draw:name="f217" draw:formula="?f208 * ?f214"/>
            <draw:equation draw:name="f218" draw:formula="?f4 - ?f217"/>
            <draw:equation draw:name="f219" draw:formula="?f216 - ?f16"/>
            <draw:equation draw:name="f220" draw:formula="?f218 - ?f6"/>
            <draw:equation draw:name="f221" draw:formula="?f216 + ?f16"/>
            <draw:equation draw:name="f222" draw:formula="?f218 + ?f6"/>
            <draw:equation draw:name="f223" draw:formula="?f203 + ?f1"/>
            <draw:equation draw:name="f224" draw:formula="?f223 * ?f10 / ?f0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16"/>
            <draw:equation draw:name="f229" draw:formula="sin(?f225)"/>
            <draw:equation draw:name="f230" draw:formula="0 - ?f229"/>
            <draw:equation draw:name="f231" draw:formula="?f230 * ?f6"/>
            <draw:equation draw:name="f232" draw:formula="sqrt(?f228 * ?f228 + ?f231 * ?f231 + 0 * 0)"/>
            <draw:equation draw:name="f233" draw:formula="?f16 * ?f6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13, ?f219)"/>
            <draw:equation draw:name="f239" draw:formula="if(?f202, ?f4, ?f220)"/>
            <draw:equation draw:name="f240" draw:formula="if(?f202, ?f13, ?f221)"/>
            <draw:equation draw:name="f241" draw:formula="if(?f202, ?f4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?f46 - ?f121"/>
            <draw:equation draw:name="f247" draw:formula="?f45 - ?f123"/>
            <draw:equation draw:name="f248" draw:formula="?f246 - ?f16"/>
            <draw:equation draw:name="f249" draw:formula="?f247 - ?f6"/>
            <draw:equation draw:name="f250" draw:formula="?f246 + ?f16"/>
            <draw:equation draw:name="f251" draw:formula="?f247 + ?f6"/>
            <draw:equation draw:name="f252" draw:formula="?f246 + ?f140"/>
            <draw:equation draw:name="f253" draw:formula="?f247 + ?f142"/>
            <draw:equation draw:name="f254" draw:formula="if(?f108, ?f46, ?f248)"/>
            <draw:equation draw:name="f255" draw:formula="if(?f108, ?f45, ?f249)"/>
            <draw:equation draw:name="f256" draw:formula="if(?f108, ?f46, ?f250)"/>
            <draw:equation draw:name="f257" draw:formula="if(?f108, ?f45, ?f251)"/>
            <draw:equation draw:name="f258" draw:formula="if(?f108, ?f248, ?f252)"/>
            <draw:equation draw:name="f259" draw:formula="if(?f108, ?f249, ?f253)"/>
            <draw:equation draw:name="f260" draw:formula="if(?f108, ?f250, ?f252)"/>
            <draw:equation draw:name="f261" draw:formula="if(?f108, ?f251, ?f253)"/>
            <draw:equation draw:name="f262" draw:formula="21550000 - ?f44"/>
            <draw:equation draw:name="f263" draw:formula="if(?f262, ?f44, 21550000)"/>
            <draw:equation draw:name="f264" draw:formula="-21550000 - ?f263"/>
            <draw:equation draw:name="f265" draw:formula="if(?f264, -21550000, ?f263)"/>
            <draw:equation draw:name="f266" draw:formula="?f55 + ?f265"/>
            <draw:equation draw:name="f267" draw:formula="?f266 + ?f1"/>
            <draw:equation draw:name="f268" draw:formula="?f267 * ?f10 / ?f0"/>
            <draw:equation draw:name="f269" draw:formula="0 - ?f268"/>
            <draw:equation draw:name="f270" draw:formula="cos(?f269)"/>
            <draw:equation draw:name="f271" draw:formula="0 - ?f270"/>
            <draw:equation draw:name="f272" draw:formula="?f271 * ?f16"/>
            <draw:equation draw:name="f273" draw:formula="sin(?f269)"/>
            <draw:equation draw:name="f274" draw:formula="0 - ?f273"/>
            <draw:equation draw:name="f275" draw:formula="?f274 * ?f6"/>
            <draw:equation draw:name="f276" draw:formula="sqrt(?f272 * ?f272 + ?f275 * ?f275 + 0 * 0)"/>
            <draw:equation draw:name="f277" draw:formula="?f16 * ?f6 / ?f276"/>
            <draw:equation draw:name="f278" draw:formula="?f274 * ?f277"/>
            <draw:equation draw:name="f279" draw:formula="?f75 + ?f278"/>
            <draw:equation draw:name="f280" draw:formula="?f271 * ?f277"/>
            <draw:equation draw:name="f281" draw:formula="?f77 + ?f280"/>
            <draw:equation draw:name="f282" draw:formula="if(?f265, ?f31, ?f78)"/>
            <draw:equation draw:name="f283" draw:formula="if(?f265, ?f38, ?f79)"/>
            <draw:equation draw:name="f284" draw:formula="if(?f265, ?f31, ?f80)"/>
            <draw:equation draw:name="f285" draw:formula="if(?f265, ?f38, ?f81)"/>
            <draw:equation draw:name="f286" draw:formula="if(?f265, ?f78, ?f279)"/>
            <draw:equation draw:name="f287" draw:formula="if(?f265, ?f79, ?f281)"/>
            <draw:equation draw:name="f288" draw:formula="if(?f265, ?f80, ?f279)"/>
            <draw:equation draw:name="f289" draw:formula="if(?f265, ?f81, ?f281)"/>
          </draw:enhanced-geometry>
        </draw:custom-shape>
        <draw:custom-shape svg:x="8.56122in" svg:y="3.34551in" svg:width="2.7449in" svg:height="0.5102in" draw:id="id66" draw:style-name="a392" draw:name="Ellipse 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96939in" svg:height="2.15163in" draw:id="id67" draw:style-name="a395" draw:transform="translate(-0.48469in -1.07582in) rotate(-3.14159) translate(9.93367in 2.5248in)" draw:name="Pfeil: nach unten 6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673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ormatvorlagen des Textmasters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Formatvorlagen des Textmasters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Formatvorlagen des Textmasters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ormatvorlagen des Textmasters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Formatvorlagen des Textmasters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Formatvorlagen des Textmasters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Formatvorlagen des Textmasters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Formatvorlagen des Textmasters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Formatvorlagen des Textmasters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Formatvorlagen des Textmasters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Formatvorlagen des Textmasters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Formatvorlagen des Textmasters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Formatvorlagen des Textmasters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Formatvorlagen des Textmasters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stoppelkopp</meta:initial-creator>
    <dc:creator>stoppelkopp</dc:creator>
    <meta:creation-date>2016-10-04T12:56:22Z</meta:creation-date>
    <dc:date>2016-10-04T13:24:06Z</dc:date>
    <meta:editing-cycles>1</meta:editing-cycles>
    <meta:editing-duration>PT0S</meta:editing-duration>
    <meta:document-statistic meta:paragraph-count="0" meta:word-count="0"/>
  </office:meta>
</office:document-meta>
</file>